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Table1" style:family="table">
      <style:table-properties style:width="6.2701in" fo:margin-left="0.0069in" fo:margin-top="0in" fo:margin-bottom="0in" fo:break-before="auto" fo:break-after="auto" table:align="left" style:writing-mode="page"/>
    </style:style>
    <style:style style:name="Table1.A" style:family="table-column">
      <style:table-column-properties style:column-width="3.1347in"/>
    </style:style>
    <style:style style:name="Table1.B" style:family="table-column">
      <style:table-column-properties style:column-width="3.1354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9" style:family="table-row">
      <style:table-row-properties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Table1.13" style:family="table-row">
      <style:table-row-properties fo:keep-together="auto"/>
    </style:style>
    <style:style style:name="Table1.15" style:family="table-row">
      <style:table-row-properties fo:keep-together="auto"/>
    </style:style>
    <style:style style:name="Table1.17" style:family="table-row">
      <style:table-row-properties fo:keep-together="auto"/>
    </style:style>
    <style:style style:name="Table1.19" style:family="table-row">
      <style:table-row-properties fo:keep-together="auto"/>
    </style:style>
    <style:style style:name="Table1.20" style:family="table-row">
      <style:table-row-properties fo:keep-together="auto"/>
    </style:style>
    <style:style style:name="Table1.21" style:family="table-row">
      <style:table-row-properties fo:keep-together="auto"/>
    </style:style>
    <style:style style:name="Table1.22" style:family="table-row">
      <style:table-row-properties fo:keep-together="auto"/>
    </style:style>
    <style:style style:name="Table2" style:family="table">
      <style:table-properties style:width="6.2701in" fo:margin-left="0.0069in" fo:margin-top="0in" fo:margin-bottom="0in" fo:break-before="auto" fo:break-after="auto" table:align="left" style:writing-mode="page"/>
    </style:style>
    <style:style style:name="Table2.A" style:family="table-column">
      <style:table-column-properties style:column-width="2.0896in"/>
    </style:style>
    <style:style style:name="Table2.B" style:family="table-column">
      <style:table-column-properties style:column-width="2.0903in"/>
    </style:style>
    <style:style style:name="Table2.1" style:family="table-row">
      <style:table-row-properties style:min-row-height="0.2917in" fo:keep-together="auto"/>
    </style:style>
    <style:style style:name="Table2.A1" style:family="table-cell">
      <style:table-cell-properties style:vertical-align="" fo:background-color="transparent" fo:padding="0.0694in" fo:border="1pt solid #000000">
        <style:background-image/>
      </style:table-cell-properties>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fo:keep-together="auto"/>
    </style:style>
    <style:style style:name="Table2.5"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10" style:family="table-row">
      <style:table-row-properties fo:keep-together="auto"/>
    </style:style>
    <style:style style:name="Table2.11" style:family="table-row">
      <style:table-row-properties fo:keep-together="auto"/>
    </style:style>
    <style:style style:name="P1" style:family="paragraph" style:parent-style-name="Header">
      <style:paragraph-properties fo:text-align="start" style:justify-single-word="false"/>
      <style:text-properties officeooo:rsid="0017c912" officeooo:paragraph-rsid="0019af51"/>
    </style:style>
    <style:style style:name="P2" style:family="paragraph" style:parent-style-name="normal">
      <style:text-properties style:font-name="Times new roman" fo:font-size="14pt" style:font-size-asian="14pt" style:font-size-complex="14pt"/>
    </style:style>
    <style:style style:name="P3" style:family="paragraph" style:parent-style-name="normal">
      <style:paragraph-properties fo:margin-top="0in" fo:margin-bottom="0in" style:contextual-spacing="false" fo:break-before="page"/>
      <style:text-properties style:font-name="Times new roman" fo:font-size="14pt" style:font-size-asian="14pt" style:font-size-complex="14pt"/>
    </style:style>
    <style:style style:name="P4" style:family="paragraph" style:parent-style-name="normal">
      <style:text-properties style:font-name="Times new roman" fo:font-size="14pt" officeooo:rsid="00004f64" officeooo:paragraph-rsid="00004f64" style:font-size-asian="14pt" style:font-size-complex="14pt"/>
    </style:style>
    <style:style style:name="P5" style:family="paragraph" style:parent-style-name="normal">
      <style:text-properties style:font-name="Times new roman" fo:font-size="14pt" officeooo:paragraph-rsid="000279a2" style:font-size-asian="14pt" style:font-size-complex="14pt"/>
    </style:style>
    <style:style style:name="P6" style:family="paragraph" style:parent-style-name="normal">
      <style:text-properties style:font-name="Times new roman" fo:font-size="14pt" officeooo:paragraph-rsid="000b80da" style:font-size-asian="14pt" style:font-size-complex="14pt"/>
    </style:style>
    <style:style style:name="P7" style:family="paragraph" style:parent-style-name="normal">
      <style:text-properties style:font-name="Times new roman" fo:font-size="14pt" officeooo:rsid="000b80da" officeooo:paragraph-rsid="000b80da" style:font-size-asian="14pt" style:font-size-complex="14pt"/>
    </style:style>
    <style:style style:name="P8" style:family="paragraph" style:parent-style-name="normal">
      <style:text-properties style:font-name="Times new roman" fo:font-size="14pt" officeooo:rsid="000279a2" officeooo:paragraph-rsid="000279a2" style:font-size-asian="14pt" style:font-size-complex="14pt"/>
    </style:style>
    <style:style style:name="P9" style:family="paragraph" style:parent-style-name="normal">
      <style:text-properties style:font-name="Times new roman" fo:font-size="14pt" officeooo:paragraph-rsid="00004f64" style:font-size-asian="14pt" style:font-size-complex="14pt"/>
    </style:style>
    <style:style style:name="P10"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Times new roman" fo:font-size="14pt" style:font-size-asian="14pt" style:font-size-complex="14pt"/>
    </style:style>
    <style:style style:name="P11" style:family="paragraph" style:parent-style-name="normal">
      <style:paragraph-properties fo:line-height="100%" fo:orphans="0" fo:widows="0"/>
      <style:text-properties style:font-name="Times new roman" fo:font-size="14pt" style:font-size-asian="14pt" style:font-size-complex="14pt"/>
    </style:style>
    <style:style style:name="P12" style:family="paragraph" style:parent-style-name="normal">
      <style:text-properties style:font-name="Times new roman" fo:font-size="14pt" officeooo:rsid="001736e4" officeooo:paragraph-rsid="001736e4" style:font-size-asian="14pt" style:font-size-complex="14pt"/>
    </style:style>
    <style:style style:name="P13" style:family="paragraph" style:parent-style-name="normal">
      <style:text-properties style:font-name="Times new roman" fo:font-size="14pt" officeooo:rsid="0019af51" officeooo:paragraph-rsid="0019af51" style:font-size-asian="14pt" style:font-size-complex="14pt"/>
    </style:style>
    <style:style style:name="P14"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text-properties style:font-name="Times new roman" fo:font-size="14pt" fo:font-weight="bold" style:font-size-asian="14pt" style:font-weight-asian="bold" style:font-size-complex="14pt"/>
    </style:style>
    <style:style style:name="P15" style:family="paragraph" style:parent-style-name="normal">
      <style:paragraph-properties fo:line-height="100%" fo:orphans="0" fo:widows="0"/>
      <style:text-properties style:font-name="Times new roman" fo:font-size="14pt" fo:font-weight="bold" style:font-size-asian="14pt" style:font-weight-asian="bold" style:font-size-complex="14pt"/>
    </style:style>
    <style:style style:name="P16"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17c912"/>
    </style:style>
    <style:style style:name="P17" style:family="paragraph" style:parent-style-name="Header">
      <style:paragraph-properties fo:margin-left="0in" fo:margin-right="0in"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rsid="00043aca" officeooo:paragraph-rsid="0017c912"/>
    </style:style>
    <style:style style:name="P18" style:family="paragraph" style:parent-style-name="Header">
      <style:paragraph-properties fo:margin-left="0in" fo:margin-right="0in" fo:text-align="start"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7c912"/>
    </style:style>
    <style:style style:name="P19" style:family="paragraph" style:parent-style-name="Header">
      <style:paragraph-properties fo:margin-left="0in" fo:margin-right="0in" fo:margin-top="0.0398in" fo:margin-bottom="0.0398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7c912"/>
    </style:style>
    <style:style style:name="P20" style:family="paragraph" style:parent-style-name="Header">
      <style:paragraph-properties fo:margin-left="0in" fo:margin-right="0in" fo:margin-top="0.0791in" fo:margin-bottom="0.0791in" style:contextual-spacing="false" fo:text-align="center" style:justify-single-word="false" fo:orphans="2" fo:widows="2" fo:text-indent="0in" style:auto-text-indent="false"/>
      <style:text-properties fo:font-variant="normal" fo:text-transform="none" fo:color="#000000" loext:opacity="100%" style:font-name="Liberation Serif" fo:font-size="12pt" fo:letter-spacing="normal" fo:font-style="normal" fo:font-weight="normal" officeooo:paragraph-rsid="0017c912"/>
    </style:style>
    <style:style style:name="P21" style:family="paragraph" style:parent-style-name="Heading_20_2">
      <style:paragraph-properties fo:text-align="center" style:justify-single-word="false"/>
      <style:text-properties style:font-name="Liberation Serif" officeooo:rsid="0017c912" officeooo:paragraph-rsid="0017c912"/>
    </style:style>
    <style:style style:name="P22" style:family="paragraph" style:parent-style-name="Heading_20_3">
      <style:text-properties officeooo:paragraph-rsid="00145ae3"/>
    </style:style>
    <style:style style:name="P23" style:family="paragraph" style:parent-style-name="Heading_20_3">
      <style:paragraph-properties fo:break-before="page"/>
    </style:style>
    <style:style style:name="P24" style:family="paragraph" style:parent-style-name="normal">
      <style:text-properties officeooo:rsid="001736e4" officeooo:paragraph-rsid="001736e4"/>
    </style:style>
    <style:style style:name="P25" style:family="paragraph" style:parent-style-name="Header" style:master-page-name="Standard">
      <style:paragraph-properties fo:margin-left="0in" fo:margin-right="0in" fo:margin-top="0.8311in" fo:margin-bottom="0.8311in" style:contextual-spacing="false" style:line-spacing="0.2in" fo:text-align="start" style:justify-single-word="false" fo:orphans="2" fo:widows="2" fo:text-indent="0in" style:auto-text-indent="false" style:page-number="1"/>
      <style:text-properties fo:font-variant="normal" fo:text-transform="none" fo:color="#000000" loext:opacity="100%" style:font-name="Liberation Serif" fo:font-size="12pt" fo:letter-spacing="normal" fo:font-style="normal" fo:font-weight="normal" officeooo:rsid="0017c912" officeooo:paragraph-rsid="0017c912"/>
    </style:style>
    <style:style style:name="P26" style:family="paragraph" style:parent-style-name="Header_20_left">
      <style:paragraph-properties fo:text-align="start" style:justify-single-word="false"/>
    </style:style>
    <style:style style:name="P27" style:family="paragraph" style:parent-style-name="normal">
      <style:text-properties style:font-name="Times new roman" fo:font-size="14pt" officeooo:rsid="001736e4" officeooo:paragraph-rsid="001736e4" style:font-size-asian="14pt" style:font-size-complex="14pt"/>
    </style:style>
    <style:style style:name="P28" style:family="paragraph" style:parent-style-name="normal">
      <style:text-properties officeooo:rsid="001bf9f8" officeooo:paragraph-rsid="001bf9f8"/>
    </style:style>
    <style:style style:name="T1" style:family="text">
      <style:text-properties fo:font-variant="normal" fo:text-transform="none" fo:color="#000000" loext:opacity="100%" style:font-name="Liberation Serif" fo:font-size="12pt" fo:letter-spacing="normal" fo:font-style="normal" fo:font-weight="normal"/>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fo:font-style="normal" style:text-underline-style="none" fo:font-weight="normal" officeooo:rsid="00004f64"/>
    </style:style>
    <style:style style:name="T4" style:family="text">
      <style:text-properties officeooo:rsid="000279a2"/>
    </style:style>
    <style:style style:name="T5" style:family="text">
      <style:text-properties officeooo:rsid="000b0ea8"/>
    </style:style>
    <style:style style:name="T6" style:family="text">
      <style:text-properties officeooo:rsid="000b80da"/>
    </style:style>
    <style:style style:name="T7" style:family="text">
      <style:text-properties officeooo:rsid="00004f64"/>
    </style:style>
    <style:style style:name="T8" style:family="text">
      <style:text-properties officeooo:rsid="000579af"/>
    </style:style>
    <style:style style:name="T9" style:family="text">
      <style:text-properties officeooo:rsid="00105418"/>
    </style:style>
    <style:style style:name="T10" style:family="text">
      <style:text-properties style:font-name="Times new roman" fo:font-size="14pt" style:font-size-asian="14pt" style:font-size-complex="14pt"/>
    </style:style>
    <style:style style:name="T11" style:family="text">
      <style:text-properties style:font-name="Times new roman" fo:font-size="14pt" officeooo:rsid="000b80da" style:font-size-asian="14pt" style:font-size-complex="14pt"/>
    </style:style>
    <style:style style:name="T12" style:family="text">
      <style:text-properties style:font-name="Times new roman" fo:font-size="14pt" officeooo:rsid="00105418" style:font-size-asian="14pt" style:font-size-complex="14pt"/>
    </style:style>
    <style:style style:name="T13" style:family="text">
      <style:text-properties style:font-name="Times new roman" fo:font-size="14pt" officeooo:rsid="000eba03" style:font-size-asian="14pt" style:font-size-complex="14pt"/>
    </style:style>
    <style:style style:name="T14" style:family="text">
      <style:text-properties style:font-name="Times new roman" fo:font-size="14pt" officeooo:rsid="001077c8" style:font-size-asian="14pt" style:font-size-complex="14pt"/>
    </style:style>
    <style:style style:name="T15" style:family="text">
      <style:text-properties style:font-name="Times new roman" fo:font-size="14pt" officeooo:rsid="0011dfd4" style:font-size-asian="14pt" style:font-size-complex="14pt"/>
    </style:style>
    <style:style style:name="T16" style:family="text">
      <style:text-properties style:font-name="Times new roman" fo:font-size="14pt" officeooo:rsid="0013a9eb" style:font-size-asian="14pt" style:font-size-complex="14pt"/>
    </style:style>
    <style:style style:name="T17" style:family="text">
      <style:text-properties style:font-name="Times new roman" fo:font-size="14pt" officeooo:rsid="001736e4" style:font-size-asian="14pt" style:font-size-complex="14pt"/>
    </style:style>
    <style:style style:name="T18" style:family="text">
      <style:text-properties style:font-name="Times new roman" fo:font-size="14pt" officeooo:rsid="00193cf5" style:font-size-asian="14pt" style:font-size-complex="14pt"/>
    </style:style>
    <style:style style:name="T19" style:family="text">
      <style:text-properties style:font-name="Times new roman" fo:font-size="14pt" officeooo:rsid="0019af51" style:font-size-asian="14pt" style:font-size-complex="14pt"/>
    </style:style>
    <style:style style:name="T20" style:family="text">
      <style:text-properties officeooo:rsid="00145ae3"/>
    </style:style>
    <style:style style:name="T21" style:family="text">
      <style:text-properties style:font-name-complex="Calibri" style:font-size-complex="12pt"/>
    </style:style>
    <style:style style:name="T22" style:family="text">
      <style:text-properties officeooo:rsid="0017c912" style:font-name-complex="Calibri" style:font-size-complex="12pt"/>
    </style:style>
    <style:style style:name="T23" style:family="text">
      <style:text-properties officeooo:rsid="0017c912"/>
    </style:style>
    <style:style style:name="T24" style:family="text">
      <style:text-properties officeooo:rsid="00183acb"/>
    </style:style>
    <style:style style:name="T25" style:family="text">
      <style:text-properties officeooo:rsid="00193c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Security of public Wi-Fi in New Zealand</text:p>
      <text:p text:style-name="P18"/>
      <text:p text:style-name="P18"/>
      <text:p text:style-name="P21">Security of public Wi-Fi in New Zealand</text:p>
      <text:p text:style-name="P16"><text:span text:style-name="T23">Prepared by: </text:span>Anastasiia Tiurina</text:p>
      <text:p text:style-name="P19">School of Innovation, Design and Technology Whitireia</text:p>
      <text:p text:style-name="P20">IT8x16 <text:span text:style-name="T23">Research in IT</text:span></text:p>
      <text:p text:style-name="P17">Supervisor: <text:span text:style-name="T21">Dr. </text:span><text:span text:style-name="T22">Marta Vos</text:span></text:p>
      <text:p text:style-name="P2"/>
      <text:p text:style-name="P23">Introduction</text:p>
      <text:p text:style-name="P5"><text:span text:style-name="T4">Cyberspace has intertwined with other spheres of our lives.</text:span><text:span text:style-name="T7"> </text:span><text:span text:style-name="T4">Generally, </text:span><text:span text:style-name="T7">the </text:span><text:span text:style-name="T4">i</text:span><text:span text:style-name="T7">nformation </text:span><text:span text:style-name="T4">we want to look up or </text:span><text:span text:style-name="T7">services </text:span><text:span text:style-name="T4">that we use</text:span><text:span text:style-name="T7"> are online, </text:span><text:span text:style-name="T4">and the scale of it </text:span><text:span text:style-name="T7">amplified even more after </text:span><text:span text:style-name="T9">the </text:span><text:span text:style-name="T7">global pandemic COVID-19 </text:span><text:reference-mark-start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3">(De</text:span><text:span text:style-name="T2">’ et al., 2020)</text:span><text:reference-mark-end text:name="ZOTERO_ITEM CSL_CITATION {&quot;citationID&quot;:&quot;ibjaZtOb&quot;,&quot;properties&quot;:{&quot;formattedCitation&quot;:&quot;(De\\uc0\\u8217{} et al., 2020)&quot;,&quot;plainCitation&quot;:&quot;(De’ et al., 2020)&quot;,&quot;noteIndex&quot;:0},&quot;citationItems&quot;:[{&quot;id&quot;:25,&quot;uris&quot;:[&quot;http://zotero.org/users/14655990/items/T67IH8J9&quot;],&quot;itemData&quot;:{&quot;id&quot;:25,&quot;type&quot;:&quot;article-journal&quot;,&quot;abstract&quot;:&quot;The Covid-19 pandemic has led to an inevitable surge in the use of digital technologies due to the social distancing norms and nationwide lockdowns. People and organizations all over the world have had to adjust to new ways of work and life. We explore possible scenarios of the digital surge and the research issues that arise. An increase in digitalization is leading firms and educational institutions to shift to work-from-home (WFH). Blockchain technology will become important and will entail research on design and regulations. Gig workers and the gig economy is likely to increase in scale, raising questions of work allocation, collaboration, motivation, and aspects of work overload and presenteeism. Workplace monitoring and technostress issues will become prominent with an increase in digital presence. Online fraud is likely to grow, along with research on managing security. The regulation of the internet, a key resource, will be crucial post-pandemic. Research may address the consequences and causes of the digital divide. Further, the issues of net neutrality and zero-rating plans will merit scrutiny. A key research issue will also be the impact and consequences of internet shutdowns, frequently resorted to by countries. Digital money, too, assumes importance in crisis situations and research will address their adoption, consequences, and mode. Aspects of surveillance and privacy gain importance with increased digital usage.&quot;,&quot;collection-title&quot;:&quot;Impact of COVID-19 Pandemic on Information Management Research and Practice: Editorial Perspectives&quot;,&quot;container-title&quot;:&quot;International Journal of Information Management&quot;,&quot;DOI&quot;:&quot;10.1016/j.ijinfomgt.2020.102171&quot;,&quot;ISSN&quot;:&quot;0268-4012&quot;,&quot;journalAbbreviation&quot;:&quot;International Journal of Information Management&quot;,&quot;page&quot;:&quot;102171&quot;,&quot;source&quot;:&quot;ScienceDirect&quot;,&quot;title&quot;:&quot;Impact of digital surge during Covid-19 pandemic: A viewpoint on research and practice&quot;,&quot;title-short&quot;:&quot;Impact of digital surge during Covid-19 pandemic&quot;,&quot;volume&quot;:&quot;55&quot;,&quot;author&quot;:[{&quot;family&quot;:&quot;De’&quot;,&quot;given&quot;:&quot;Rahul&quot;},{&quot;family&quot;:&quot;Pandey&quot;,&quot;given&quot;:&quot;Neena&quot;},{&quot;family&quot;:&quot;Pal&quot;,&quot;given&quot;:&quot;Abhipsa&quot;}],&quot;issued&quot;:{&quot;date-parts&quot;:[[&quot;2020&quot;,12,1]]}}}],&quot;schema&quot;:&quot;https://github.com/citation-style-language/schema/raw/master/csl-citation.json&quot;} RNDsIsaNij88U"/><text:span text:style-name="T7">. It is difficult to find a place that does not have internet access today – </text:span><text:span text:style-name="T24">it is</text:span><text:span text:style-name="T7"> expect</text:span><text:span text:style-name="T24">ed</text:span><text:span text:style-name="T7"> that when </text:span><text:span text:style-name="T24">people</text:span><text:span text:style-name="T7"> visit a restaurant or conference there will </text:span><text:span text:style-name="T4">be </text:span><text:span text:style-name="T7">Wi-Fi </text:span><text:span text:style-name="T8">(wireless network of IEEE 802.1</text:span><text:span text:style-name="T5">1</text:span><text:span text:style-name="T8"> standard) </text:span><text:span text:style-name="T4">access point (AP) </text:span><text:span text:style-name="T7">that can </text:span><text:span text:style-name="T24">be </text:span><text:span text:style-name="T7">connect</text:span><text:span text:style-name="T24">ed</text:span><text:span text:style-name="T7"> to. Now it is </text:span><text:span text:style-name="T8">a </text:span><text:span text:style-name="T7">common practice to work remotely or in a public </text:span><text:span text:style-name="T4">facility </text:span><text:span text:style-name="T7">connecting to a provided wireless network</text:span><text:span text:style-name="T8">. </text:span><text:span text:style-name="T6">But is public Wi-Fi secure?</text:span></text:p>
      <text:p text:style-name="P6"><text:span text:style-name="T24">G</text:span><text:span text:style-name="T7">lobal digiti</text:span><text:span text:style-name="T24">s</text:span><text:span text:style-name="T7">ation resulted in many companies operating with or storing users’ sensitive data, which caused cybercrime </text:span><text:span text:style-name="T24">to increase and </text:span><text:span text:style-name="T7">gain strength </text:span><text:span text:style-name="T4">in endeavour</text:span><text:span text:style-name="T24">s</text:span><text:span text:style-name="T4"> to access this data </text:span><text:reference-mark-start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7">(Dutta et al., 2021)</text:span><text:reference-mark-end text:name="ZOTERO_ITEM CSL_CITATION {&quot;citationID&quot;:&quot;C0BSR4ME&quot;,&quot;properties&quot;:{&quot;formattedCitation&quot;:&quot;(Dutta et al., 2021)&quot;,&quot;plainCitation&quot;:&quot;(Dutta et al., 2021)&quot;,&quot;noteIndex&quot;:0},&quot;citationItems&quot;:[{&quot;id&quot;:32,&quot;uris&quot;:[&quot;http://zotero.org/users/14655990/items/PBHDGFC7&quot;],&quot;itemData&quot;:{&quot;id&quot;:32,&quot;type&quot;:&quot;book&quot;,&quot;abstract&quot;:&quot;This book presents various areas related to cybersecurity. Different techniques and tools used by cyberattackers to exploit a system are thoroughly discussed and analyzed in their respective chapters. The content of the book provides an intuition of various issues and challenges of cybersecurity that can help readers to understand and have awareness about it. It starts with a very basic introduction of security, its varied domains, and its implications in any working organization; moreover, it will talk about the risk factor of various attacks and threats. The concept of privacy and anonymity has been taken into consideration in consecutive chapters. Various topics including, The Onion Router (TOR) and other anonymous services, are precisely discussed with a practical approach. Further, chapters to learn the importance of preventive measures such as intrusion detection system (IDS) are also covered. Due to the existence of severe cyberattacks, digital forensics is a must for investigating the crime and to take precautionary measures for the future occurrence of such attacks. A detailed description of cyberinvestigation is covered in a chapter to get readers acquainted with the need and demands. This chapter deals with evidence collection from the victim's device and the system that has importance in the context of an investigation. Content covered in all chapters is foremost and reported in the current trends in several journals and cybertalks. The proposed book is helpful for any reader who is using a computer or any such electronic gadget in their daily routine. The content of the book is prepared to work as a resource to any undergraduate and graduate-level student to get aware about the concept of cybersecurity, various cyberattacks, and threats in the security. In addition to that, it aimed at assisting researchers and developers to build a strong foundation for security provisioning in any newer technology which they are developing.&quot;,&quot;event-place&quot;:&quot;Singapore, SINGAPORE&quot;,&quot;ISBN&quot;:&quot;9789811665974&quot;,&quot;publisher&quot;:&quot;Springer&quot;,&quot;publisher-place&quot;:&quot;Singapore, SINGAPORE&quot;,&quot;source&quot;:&quot;ProQuest Ebook Central&quot;,&quot;title&quot;:&quot;Cyber Security: Issues and current trends&quot;,&quot;title-short&quot;:&quot;Cyber Security&quot;,&quot;URL&quot;:&quot;http://ebookcentral.proquest.com/lib/weltec/detail.action?docID=6796414&quot;,&quot;author&quot;:[{&quot;family&quot;:&quot;Dutta&quot;,&quot;given&quot;:&quot;Nitul&quot;},{&quot;family&quot;:&quot;Jadav&quot;,&quot;given&quot;:&quot;Nilesh&quot;},{&quot;family&quot;:&quot;Tanwar&quot;,&quot;given&quot;:&quot;Sudeep&quot;},{&quot;family&quot;:&quot;Sarma&quot;,&quot;given&quot;:&quot;Hiren Kumar Deva&quot;},{&quot;family&quot;:&quot;Pricop&quot;,&quot;given&quot;:&quot;Emil&quot;}],&quot;accessed&quot;:{&quot;date-parts&quot;:[[&quot;2024&quot;,8,5]]},&quot;issued&quot;:{&quot;date-parts&quot;:[[&quot;2021&quot;]]}}}],&quot;schema&quot;:&quot;https://github.com/citation-style-language/schema/raw/master/csl-citation.json&quot;} RNDD6vkGLawa4"/><text:span text:style-name="T7">. </text:span><text:span text:style-name="T4">Many technologies have to continuously improve to keep up with vulnerability discoveries in order to patch or fix them. And Wi-Fi is not an exception. </text:span><text:span text:style-name="T7">The underlying idea of </text:span><text:span text:style-name="T24">a </text:span><text:span text:style-name="T7">wireless network is transmission of information going through the air as radio waves which is its key feature but also the main drawback. With the knowledge of what frequencies and channels of the frequency are in use and possession of proper equipment, </text:span><text:span text:style-name="T4">such as</text:span><text:span text:style-name="T7"> TRF receiver, it is possible to peek at the transferring message. </text:span><text:span text:style-name="T6">However,</text:span><text:span text:style-name="T7"> the security </text:span><text:span text:style-name="T6">protocols</text:span><text:span text:style-name="T4"> of Wi-Fi </text:span><text:span text:style-name="T7">ha</text:span><text:span text:style-name="T4">ve </text:span><text:span text:style-name="T7">evolved over the years, </text:span><text:span text:style-name="T6">but so did the attack methods. Hence, one of the objectives of this work is to look into research of vulnerabilities of modern wireless networks of 802.11 IEEE standards as well as guidelines from agencies, like </text:span><text:span text:style-name="T25">National Institute of Standards and Technology (</text:span><text:span text:style-name="T6">NIST</text:span><text:span text:style-name="T25">)</text:span><text:span text:style-name="T6">, on defense recommendations against perpetrators. </text:span></text:p>
      <text:p text:style-name="P6"/>
      <text:p text:style-name="normal"><text:span text:style-name="T11">Another point of view </text:span><text:span text:style-name="T12">that is worth exploration </text:span><text:span text:style-name="T11">is the user experience and behavior of people in regards to usage of public Wi-Fi, </text:span><text:span text:style-name="T12">because apart from technologies </text:span><text:span text:style-name="T18">the </text:span><text:span text:style-name="T12">human factor contributes greatly to overall security. Existence of refined encryption methods does not mean that a manager of </text:span><text:span text:style-name="T18">a </text:span><text:span text:style-name="T12">public facility will choose to buy a modern router over the one that is cheaper but does not support </text:span><text:span text:style-name="T18">the </text:span><text:span text:style-name="T12">latest security protocols. </text:span><text:span text:style-name="T18">Additionally, a</text:span><text:span text:style-name="T12"> </text:span><text:span text:style-name="T14">user of the network might expose their personal data if they are not cautious while connecting to </text:span><text:span text:style-name="T19">an </text:span><text:span text:style-name="T14">unsecure</text:span><text:span text:style-name="T19">d</text:span><text:span text:style-name="T14"> network.</text:span><text:span text:style-name="T11"> </text:span><text:span text:style-name="T12">This topic</text:span><text:span text:style-name="T13"> is considered as a subset of cybersecurity awareness, but </text:span><text:span text:style-name="T19">is </text:span><text:span text:style-name="T13">often addressed separately in articles and user best-practice </text:span><text:soft-page-break/><text:span text:style-name="T13">guides </text:span><text:span text:style-name="T12">from </text:span><text:span text:style-name="T16">institutions like European Cybercrime Centre (EC3) or </text:span><text:span text:style-name="T13">companies like Kaspersky or NordVPN. </text:span><text:span text:style-name="T19">Also,</text:span><text:span text:style-name="T14"> </text:span><text:span text:style-name="T19">defining</text:span><text:span text:style-name="T14"> whether people follow the recommendations </text:span><text:span text:style-name="T19">to </text:span><text:span text:style-name="T14">enrich the overall public Wi-Fi security outlook. </text:span><text:span text:style-name="T12">More than that, digital literacy can differ depending on a country </text:span><text:reference-mark-start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12">(Herbert et al., 2023)</text:span><text:reference-mark-end text:name="ZOTERO_ITEM CSL_CITATION {&quot;citationID&quot;:&quot;B4xFZrqp&quot;,&quot;properties&quot;:{&quot;formattedCitation&quot;:&quot;(Herbert et al., 2023)&quot;,&quot;plainCitation&quot;:&quot;(Herbert et al., 2023)&quot;,&quot;noteIndex&quot;:0},&quot;citationItems&quot;:[{&quot;id&quot;:13,&quot;uris&quot;:[&quot;http://zotero.org/users/14655990/items/PBCIN2X4&quot;],&quot;itemData&quot;:{&quot;id&quot;:13,&quot;type&quot;:&quot;paper-conference&quot;,&quot;abstract&quot;:&quot;Misconceptions about digital security and privacy topics in the general public frequently lead to insecure behavior. However, little is known about the prevalence and extent of such misconceptions in a global context. In this work, we present the results of the first large-scale survey of a global population on misconceptions: We conducted an online survey with n = 12, 351&amp;nbsp;participants in 12&amp;nbsp;countries on four continents. By investigating influencing factors of misconceptions around eight common security and privacy topics (including E2EE, Wi-Fi, VPN, and malware), we find the country of residence to be the strongest estimate for holding misconceptions. We also identify differences between non-Western and Western countries, demonstrating the need for region-specific research on user security knowledge, perceptions, and behavior. While we did not observe many outright misconceptions, we did identify a lack of understanding and uncertainty about several fundamental privacy and security topics.&quot;,&quot;collection-title&quot;:&quot;CHI '23&quot;,&quot;container-title&quot;:&quot;Proceedings of the 2023 CHI Conference on Human Factors in Computing Systems&quot;,&quot;DOI&quot;:&quot;10.1145/3544548.3581410&quot;,&quot;event-place&quot;:&quot;New York, NY, USA&quot;,&quot;ISBN&quot;:&quot;978-1-4503-9421-5&quot;,&quot;page&quot;:&quot;1–23&quot;,&quot;publisher&quot;:&quot;Association for Computing Machinery&quot;,&quot;publisher-place&quot;:&quot;New York, NY, USA&quot;,&quot;source&quot;:&quot;ACM Digital Library&quot;,&quot;title&quot;:&quot;A World Full of Privacy and Security (Mis)conceptions? Findings of a Representative Survey in 12 Countries&quot;,&quot;title-short&quot;:&quot;A World Full of Privacy and Security (Mis)conceptions?&quot;,&quot;URL&quot;:&quot;https://dl.acm.org/doi/10.1145/3544548.3581410&quot;,&quot;author&quot;:[{&quot;family&quot;:&quot;Herbert&quot;,&quot;given&quot;:&quot;Franziska&quot;},{&quot;family&quot;:&quot;Becker&quot;,&quot;given&quot;:&quot;Steffen&quot;},{&quot;family&quot;:&quot;Schaewitz&quot;,&quot;given&quot;:&quot;Leonie&quot;},{&quot;family&quot;:&quot;Hielscher&quot;,&quot;given&quot;:&quot;Jonas&quot;},{&quot;family&quot;:&quot;Kowalewski&quot;,&quot;given&quot;:&quot;Marvin&quot;},{&quot;family&quot;:&quot;Sasse&quot;,&quot;given&quot;:&quot;Angela&quot;},{&quot;family&quot;:&quot;Acar&quot;,&quot;given&quot;:&quot;Yasemin&quot;},{&quot;family&quot;:&quot;Dürmuth&quot;,&quot;given&quot;:&quot;Markus&quot;}],&quot;accessed&quot;:{&quot;date-parts&quot;:[[&quot;2024&quot;,8,3]]},&quot;issued&quot;:{&quot;date-parts&quot;:[[&quot;2023&quot;,4,19]]}}}],&quot;schema&quot;:&quot;https://github.com/citation-style-language/schema/raw/master/csl-citation.json&quot;} RNDL5mZtM513n"/><text:span text:style-name="T12"> – some countries are more digiti</text:span><text:span text:style-name="T19">s</text:span><text:span text:style-name="T12">ed than others </text:span><text:span text:style-name="T15">and</text:span><text:span text:style-name="T12"> the </text:span><text:span text:style-name="T15">attitude towards cybersecurity varies. Thus, for example The Australian Signals Directorate </text:span><text:span text:style-name="T16">developed </text:span><text:span text:style-name="T19">an </text:span><text:span text:style-name="T16">Information Security Manual (ISM), the National Institute of Standards and Technology in the USA created cybersecurity standards – </text:span><text:span text:style-name="T17">organizations and individuals can reference these documents to establish defense against cyber attacks</text:span><text:span text:style-name="T15">. In presented work the main focus will be </text:span><text:span text:style-name="T19">the </text:span><text:span text:style-name="T15">situation </text:span><text:span text:style-name="T16">in New Zealand. </text:span><text:span text:style-name="T17">New Zealand has undertaken a rapid strategy in digiti</text:span><text:span text:style-name="T19">s</text:span><text:span text:style-name="T17">ation and addressed the problem of cybersecurity as well.</text:span></text:p>
      <text:p text:style-name="P22"><text:span text:style-name="T20">Vulnerabilities in public w</text:span>ireless networks</text:p>
      <text:p text:style-name="P28"><text:span text:style-name="T16">N</text:span><text:span text:style-name="T10">IST </text:span></text:p>
      <text:p text:style-name="P24"><text:span text:style-name="T16">W</text:span><text:span text:style-name="T10">EP, WPA, WPA2, WPA3</text:span></text:p>
      <text:p text:style-name="P12">default configurations</text:p>
      <text:p text:style-name="P12">SSID fraud</text:p>
      <text:p text:style-name="Heading_20_3">User’s behavior</text:p>
      <text:p text:style-name="P12">How confident people are when they use public networks and do they take risk taking behavior?</text:p>
      <text:p text:style-name="Heading_20_3">New Zealand</text:p>
      <text:p text:style-name="P12">NZISM</text:p>
      <text:p text:style-name="P12">Cert NZ data</text:p>
      <text:p text:style-name="P7"/>
      <text:p text:style-name="P6"/>
      <text:p text:style-name="P9">• In the final part of the review you should state your research problem and</text:p>
      <text:p text:style-name="P9">research question and describe how the articles you read lead to them.</text:p>
      <text:p text:style-name="P2"/>
      <text:p text:style-name="P2">Your literature review should identify the following:</text:p>
      <text:p text:style-name="P2">• What is already known about the topic;</text:p>
      <text:p text:style-name="P2">• Relevant theories and concepts;</text:p>
      <text:p text:style-name="P2"><text:soft-page-break/>• Any significant controversies or inconsistencies; and</text:p>
      <text:p text:style-name="P2">• Any unanswered research questions.</text:p>
      <text:p text:style-name="P2">GLOSSARY OF TERMS</text:p>
      <text:p text:style-name="P2"/>
      <text:p text:style-name="P2"><text:span text:style-name="T4">A</text:span>ccess point (AP)</text:p>
      <text:p text:style-name="P4">Wi-Fi. Wireless network</text:p>
      <text:p text:style-name="P13">WEP</text:p>
      <text:p text:style-name="P8">TRF receiver</text:p>
      <text:p text:style-name="P8">cybercrime</text:p>
      <text:p text:style-name="P8">COVID-19</text:p>
      <text:p text:style-name="P8">Hardening</text:p>
      <text:p text:style-name="P8"/>
      <text:p text:style-name="P8"/>
      <text:p text:style-name="P2"/>
      <text:p text:style-name="P2">An alphabetical list of technical terms used (and terms relating specifically to your</text:p>
      <text:p text:style-name="P2">topic) and a brief explanation of their meanings.</text:p>
      <text:p text:style-name="P2"/>
      <text:p text:style-name="P2"/>
      <text:p text:style-name="P2"/>
      <text:p text:style-name="P3"/>
      <table:table table:name="Table1" table:style-name="Table1">
        <table:table-column table:style-name="Table1.A"/>
        <table:table-column table:style-name="Table1.B"/>
        <table:table-row table:style-name="Table1.1">
          <table:table-cell table:style-name="Table1.A1" table:number-columns-spanned="2" office:value-type="string">
            <text:p text:style-name="P14">Presentation (max 10)</text:p>
          </table:table-cell>
          <table:covered-table-cell/>
        </table:table-row>
        <table:table-row table:style-name="Table1.2">
          <table:table-cell table:style-name="Table1.A1" office:value-type="string">
            <text:p text:style-name="P10">Cover page present and correct</text:p>
          </table:table-cell>
          <table:table-cell table:style-name="Table1.A1" office:value-type="string">
            <text:p text:style-name="P10">2</text:p>
          </table:table-cell>
        </table:table-row>
        <table:table-row table:style-name="Table1.3">
          <table:table-cell table:style-name="Table1.A1" office:value-type="string">
            <text:p text:style-name="P10">Headings, quotes, lists, captions and tables used appropriately </text:p>
          </table:table-cell>
          <table:table-cell table:style-name="Table1.A1" office:value-type="string">
            <text:p text:style-name="P10">6</text:p>
          </table:table-cell>
        </table:table-row>
        <table:table-row table:style-name="Table1.4">
          <table:table-cell table:style-name="Table1.A1" office:value-type="string">
            <text:p text:style-name="P10">Presentation is tidy and conforms to requirements </text:p>
          </table:table-cell>
          <table:table-cell table:style-name="Table1.A1" office:value-type="string">
            <text:p text:style-name="P10">2</text:p>
          </table:table-cell>
        </table:table-row>
        <table:table-row table:style-name="Table1.1">
          <table:table-cell table:style-name="Table1.A1" table:number-columns-spanned="2" office:value-type="string">
            <text:p text:style-name="P14">Content (max 55)</text:p>
          </table:table-cell>
          <table:covered-table-cell/>
        </table:table-row>
        <table:table-row table:style-name="Table1.6">
          <table:table-cell table:style-name="Table1.A1" office:value-type="string">
            <text:p text:style-name="P10">Introduction clearly explains the point and content of the review</text:p>
          </table:table-cell>
          <table:table-cell table:style-name="Table1.A1" office:value-type="string">
            <text:p text:style-name="P10">5</text:p>
          </table:table-cell>
        </table:table-row>
        <table:table-row table:style-name="Table1.7">
          <table:table-cell table:style-name="Table1.A1" office:value-type="string">
            <text:p text:style-name="P10">Literature sources are well integrated into the argument</text:p>
          </table:table-cell>
          <table:table-cell table:style-name="Table1.A1" office:value-type="string">
            <text:p text:style-name="P10">10</text:p>
          </table:table-cell>
        </table:table-row>
        <table:table-row table:style-name="Table1.8">
          <table:table-cell table:style-name="Table1.A1" office:value-type="string">
            <text:p text:style-name="P10">Writing is ordered logically and flows between points</text:p>
          </table:table-cell>
          <table:table-cell table:style-name="Table1.A1" office:value-type="string">
            <text:p text:style-name="P10">10</text:p>
          </table:table-cell>
        </table:table-row>
        <table:table-row table:style-name="Table1.9">
          <table:table-cell table:style-name="Table1.A1" office:value-type="string">
            <text:p text:style-name="P10">Writing is clear and grammatically correct </text:p>
          </table:table-cell>
          <table:table-cell table:style-name="Table1.A1" office:value-type="string">
            <text:p text:style-name="P10">5</text:p>
          </table:table-cell>
        </table:table-row>
        <table:table-row table:style-name="Table1.10">
          <table:table-cell table:style-name="Table1.A1" office:value-type="string">
            <text:p text:style-name="P10">Specific claims are clearly supported</text:p>
          </table:table-cell>
          <table:table-cell table:style-name="Table1.A1" office:value-type="string">
            <text:p text:style-name="P10">10</text:p>
          </table:table-cell>
        </table:table-row>
        <table:table-row table:style-name="Table1.11">
          <table:table-cell table:style-name="Table1.A1" office:value-type="string">
            <text:p text:style-name="P10">Literature review remains on topic throughout</text:p>
          </table:table-cell>
          <table:table-cell table:style-name="Table1.A1" office:value-type="string">
            <text:p text:style-name="P10">5</text:p>
          </table:table-cell>
        </table:table-row>
        <table:table-row table:style-name="Table1.12">
          <table:table-cell table:style-name="Table1.A1" office:value-type="string">
            <text:p text:style-name="P10">Research problem is clearly stated and supported by the literature</text:p>
          </table:table-cell>
          <table:table-cell table:style-name="Table1.A1" office:value-type="string">
            <text:p text:style-name="P10">5</text:p>
          </table:table-cell>
        </table:table-row>
        <table:table-row table:style-name="Table1.13">
          <table:table-cell table:style-name="Table1.A1" office:value-type="string">
            <text:p text:style-name="P10">Research question is appropriate and tied to the literature cited</text:p>
          </table:table-cell>
          <table:table-cell table:style-name="Table1.A1" office:value-type="string">
            <text:p text:style-name="P10">5</text:p>
          </table:table-cell>
        </table:table-row>
        <table:table-row table:style-name="Table1.1">
          <table:table-cell table:style-name="Table1.A1" table:number-columns-spanned="2" office:value-type="string">
            <text:p text:style-name="P14">Review Discussion (15 max)</text:p>
          </table:table-cell>
          <table:covered-table-cell/>
        </table:table-row>
        <table:table-row table:style-name="Table1.15">
          <table:table-cell table:style-name="Table1.A1" office:value-type="string">
            <text:p text:style-name="P11">Three questions in relation to the written literature review are</text:p>
            <text:p text:style-name="P11">answered clearly, accurately and reflect the content of the review.</text:p>
            <text:p text:style-name="P10"/>
          </table:table-cell>
          <table:table-cell table:style-name="Table1.A1" office:value-type="string">
            <text:p text:style-name="P10"/>
          </table:table-cell>
        </table:table-row>
        <table:table-row table:style-name="Table1.1">
          <table:table-cell table:style-name="Table1.A1" table:number-columns-spanned="2" office:value-type="string">
            <text:p text:style-name="P14">Glossary of terms (5 max)</text:p>
          </table:table-cell>
          <table:covered-table-cell/>
        </table:table-row>
        <text:soft-page-break/>
        <table:table-row table:style-name="Table1.17">
          <table:table-cell table:style-name="Table1.A1" office:value-type="string">
            <text:p text:style-name="P10">Relevant terms included and clearly described</text:p>
          </table:table-cell>
          <table:table-cell table:style-name="Table1.A1" office:value-type="string">
            <text:p text:style-name="P10">5</text:p>
          </table:table-cell>
        </table:table-row>
        <table:table-row table:style-name="Table1.1">
          <table:table-cell table:style-name="Table1.A1" table:number-columns-spanned="2" office:value-type="string">
            <text:p text:style-name="P10">References (15 max)</text:p>
          </table:table-cell>
          <table:covered-table-cell/>
        </table:table-row>
        <table:table-row table:style-name="Table1.19">
          <table:table-cell table:style-name="Table1.A1" office:value-type="string">
            <text:p text:style-name="P10">Quality of references</text:p>
          </table:table-cell>
          <table:table-cell table:style-name="Table1.A1" office:value-type="string">
            <text:p text:style-name="P10">1</text:p>
          </table:table-cell>
        </table:table-row>
        <table:table-row table:style-name="Table1.20">
          <table:table-cell table:style-name="Table1.A1" office:value-type="string">
            <text:p text:style-name="P10">Appropriate number of sources used</text:p>
          </table:table-cell>
          <table:table-cell table:style-name="Table1.A1" office:value-type="string">
            <text:p text:style-name="P10">1</text:p>
          </table:table-cell>
        </table:table-row>
        <table:table-row table:style-name="Table1.21">
          <table:table-cell table:style-name="Table1.A1" office:value-type="string">
            <text:p text:style-name="P10">Inclusion of in- text references and quotes in APA style format</text:p>
          </table:table-cell>
          <table:table-cell table:style-name="Table1.A1" office:value-type="string">
            <text:p text:style-name="P10">5</text:p>
          </table:table-cell>
        </table:table-row>
        <table:table-row table:style-name="Table1.22">
          <table:table-cell table:style-name="Table1.A1" office:value-type="string">
            <text:p text:style-name="P10">Reference list in strict APA style format</text:p>
          </table:table-cell>
          <table:table-cell table:style-name="Table1.A1" office:value-type="string">
            <text:p text:style-name="P10">8</text:p>
          </table:table-cell>
        </table:table-row>
      </table:table>
      <text:p text:style-name="P2">Questions! GPA: 1 no good, <text:s/>5 you didn’t screw up</text:p>
      <text:p text:style-name="P2"/>
      <table:table table:name="Table2" table:style-name="Table2">
        <table:table-column table:style-name="Table2.A"/>
        <table:table-column table:style-name="Table2.B" table:number-columns-repeated="2"/>
        <table:table-row table:style-name="Table2.1">
          <table:table-cell table:style-name="Table2.A1" table:number-columns-spanned="2" office:value-type="string">
            <text:p text:style-name="P14">Process Questions</text:p>
          </table:table-cell>
          <table:covered-table-cell/>
          <table:table-cell table:style-name="Table2.A1" office:value-type="string">
            <text:p text:style-name="P10">Thoughts?</text:p>
          </table:table-cell>
        </table:table-row>
        <table:table-row table:style-name="Table2.2">
          <table:table-cell table:style-name="Table2.A1" office:value-type="string">
            <text:p text:style-name="P10">Question</text:p>
          </table:table-cell>
          <table:table-cell table:style-name="Table2.A1" office:value-type="string">
            <text:p text:style-name="P10">Marking Notes </text:p>
          </table:table-cell>
          <table:table-cell table:style-name="Table2.A1" office:value-type="string">
            <text:p text:style-name="P2">GPA: 1 no good, <text:s/>5 you didn’t screw up</text:p>
          </table:table-cell>
        </table:table-row>
        <table:table-row table:style-name="Table2.3">
          <table:table-cell table:style-name="Table2.A1" office:value-type="string">
            <text:p text:style-name="P10">How did you decide on the specific scope and boundaries of your literature review? </text:p>
          </table:table-cell>
          <table:table-cell table:style-name="Table2.A1" office:value-type="string">
            <text:p text:style-name="P10">How you decided what you would write about in your review. What was relevant and what was not. How did you narrow your topic down.</text:p>
          </table:table-cell>
          <table:table-cell table:style-name="Table2.A1" office:value-type="string">
            <text:p text:style-name="P10"/>
          </table:table-cell>
        </table:table-row>
        <table:table-row table:style-name="Table2.4">
          <table:table-cell table:style-name="Table2.A1" office:value-type="string">
            <text:p text:style-name="P10">How did you ensure your selected sources were relevant and appropriate for your research topic?</text:p>
          </table:table-cell>
          <table:table-cell table:style-name="Table2.A1" office:value-type="string">
            <text:p text:style-name="P10">When you read a piece of literature, how did you determine if it was interesting or relevant to your topic?</text:p>
          </table:table-cell>
          <table:table-cell table:style-name="Table2.A1" office:value-type="string">
            <text:p text:style-name="P10"/>
          </table:table-cell>
        </table:table-row>
        <table:table-row table:style-name="Table2.5">
          <table:table-cell table:style-name="Table2.A1" office:value-type="string">
            <text:p text:style-name="P10">What was your search strategy for finding appropriate literature?</text:p>
          </table:table-cell>
          <table:table-cell table:style-name="Table2.A1" office:value-type="string">
            <text:p text:style-name="P10">How did you find the source material you used for your review? What search criteria did you use</text:p>
          </table:table-cell>
          <table:table-cell table:style-name="Table2.A1" office:value-type="string">
            <text:p text:style-name="P10"/>
          </table:table-cell>
        </table:table-row>
        <table:table-row table:style-name="Table2.1">
          <table:table-cell table:style-name="Table2.A1" table:number-columns-spanned="2" office:value-type="string">
            <text:p text:style-name="P15">Writing Questions</text:p>
          </table:table-cell>
          <table:covered-table-cell/>
          <table:table-cell table:style-name="Table2.A1" office:value-type="string">
            <text:p text:style-name="P10"/>
          </table:table-cell>
        </table:table-row>
        <text:soft-page-break/>
        <table:table-row table:style-name="Table2.7">
          <table:table-cell table:style-name="Table2.A1" office:value-type="string">
            <text:p text:style-name="P10">How did you decide on your research problem and how is your research question related to it?</text:p>
          </table:table-cell>
          <table:table-cell table:style-name="Table2.A1" office:value-type="string">
            <text:p text:style-name="P10">How did you come to your research problem, why is it interesting and important. How does the question relate to the problem.</text:p>
          </table:table-cell>
          <table:table-cell table:style-name="Table2.A1" office:value-type="string">
            <text:p text:style-name="P10"/>
          </table:table-cell>
        </table:table-row>
        <table:table-row table:style-name="Table2.8">
          <table:table-cell table:style-name="Table2.A1" office:value-type="string">
            <text:p text:style-name="P10">How did you decide on the order you presented the concepts in your literature review, explain this choice? </text:p>
          </table:table-cell>
          <table:table-cell table:style-name="Table2.A1" office:value-type="string">
            <text:p text:style-name="P10">In what order are the concepts in your review presented, and how did you decide to present them in this way?</text:p>
          </table:table-cell>
          <table:table-cell table:style-name="Table2.A1" office:value-type="string">
            <text:p text:style-name="P10"/>
          </table:table-cell>
        </table:table-row>
        <table:table-row table:style-name="Table2.1">
          <table:table-cell table:style-name="Table2.A1" table:number-columns-spanned="2" office:value-type="string">
            <text:p text:style-name="P14">Content Questions</text:p>
          </table:table-cell>
          <table:covered-table-cell/>
          <table:table-cell table:style-name="Table2.A1" office:value-type="string">
            <text:p text:style-name="P10"/>
          </table:table-cell>
        </table:table-row>
        <table:table-row table:style-name="Table2.10">
          <table:table-cell table:style-name="Table2.A1" office:value-type="string">
            <text:p text:style-name="P10">What aspects of the literature review did you find particularly engaging or thought provoking?</text:p>
          </table:table-cell>
          <table:table-cell table:style-name="Table2.A1" office:value-type="string">
            <text:p text:style-name="P10">Which was the most interesting part of the content of your review, and why do you find it interesting?</text:p>
          </table:table-cell>
          <table:table-cell table:style-name="Table2.A1" office:value-type="string">
            <text:p text:style-name="P10"/>
          </table:table-cell>
        </table:table-row>
        <table:table-row table:style-name="Table2.11">
          <table:table-cell table:style-name="Table2.A1" office:value-type="string">
            <text:p text:style-name="P10">What are the key concepts related to your topic?</text:p>
          </table:table-cell>
          <table:table-cell table:style-name="Table2.A1" office:value-type="string">
            <text:p text:style-name="P10">Briefly summarise the key concepts of your literature review.</text:p>
          </table:table-cell>
          <table:table-cell table:style-name="Table2.A1" office:value-type="string">
            <text:p text:style-name="P10"/>
          </table:table-cell>
        </table:table-row>
      </table:table>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3016in" fo:margin-bottom="0.1346in" style:contextual-spacing="false" fo:line-height="100%" fo:keep-together="always" fo:break-before="auto" fo:break-after="auto" fo:keep-with-next="always"/>
      <style:text-properties fo:color="#000000" loext:opacity="100%" style:font-name="Times new roman" fo:font-family="'Times new roman'" style:font-family-generic="roman" fo:font-size="16pt" fo:font-weight="bold" style:font-size-asian="16pt" style:font-weight-asian="bold" style:font-size-complex="16pt" style:font-weight-complex="bold"/>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1339in" style:type="center"/>
          <style:tab-stop style:position="6.2681in" style:type="right"/>
        </style:tab-stops>
      </style:paragraph-properties>
    </style:style>
    <style:style style:name="Bibliography_20_1" style:display-name="Bibliography 1" style:family="paragraph" style:parent-style-name="Index" style:class="index">
      <style:paragraph-properties fo:margin-left="0in" fo:text-indent="0in" style:auto-text-indent="false">
        <style:tab-stops>
          <style:tab-stop style:position="6.270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Header">
      <style:paragraph-properties fo:text-align="start" style:justify-single-word="false"/>
      <style:text-properties officeooo:rsid="0017c912" officeooo:paragraph-rsid="0019af51"/>
    </style:style>
    <style:style style:name="MP2" style:family="paragraph" style:parent-style-name="Header_20_left">
      <style:paragraph-properties fo:text-align="start" style:justify-single-word="false"/>
    </style:style>
    <style:style style:name="MT1" style:family="text">
      <style:text-properties fo:font-variant="normal" fo:text-transform="none" fo:color="#000000" loext:opacity="100%" style:font-name="Liberation Serif" fo:font-size="12pt" fo:letter-spacing="normal" fo:font-style="normal" fo:font-weight="normal"/>
    </style:style>
    <style:page-layout style:name="Mpm1" style:page-usage="right">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ecurity of public Wi-Fi in New Zealand. </text:span><text:bookmark-start text:name="PageNumWizard_HEADER_Default Page Style3"/><text:span text:style-name="MT1"><text:tab/></text:span><text:bookmark-end text:name="PageNumWizard_HEADER_Default Page Style3"/><text:span text:style-name="MT1"><text:tab/></text:span></text:p>
      </style:header>
      <style:header-left>
        <text:p text:style-name="MP2"><text:bookmark-start text:name="PageNumWizard_HEADER_Default Page Style2"/><text:page-number text:select-page="current">0</text:page-number><text:bookmark-end text:name="PageNumWizard_HEADER_Default Page Style2"/></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8-14T17:38:50.552112736</dc:date>
    <meta:editing-duration>P3DT13H25M46S</meta:editing-duration>
    <meta:editing-cycles>23</meta:editing-cycles>
    <meta:generator>LibreOffice/7.6.7.2$Linux_X86_64 LibreOffice_project/dd47e4b30cb7dab30588d6c79c651f218165e3c5</meta:generator>
    <meta:document-statistic meta:table-count="2" meta:image-count="0" meta:object-count="0" meta:page-count="13" meta:paragraph-count="100" meta:word-count="1126" meta:character-count="6908" meta:non-whitespace-character-count="5866"/>
    <meta:user-defined meta:name="ZOTERO_PREF_1">&lt;data data-version="3" zotero-version="6.0.35"&gt;&lt;session id="BKMxeIjJ"/&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